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ystemConfigBuilder.getParam( FileSystemOptions opts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SystemConfigBuilder.setParam( FileSystemOptions opts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ConfigBuilder.hasParam( FileSystemOptions opts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